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secContextFactory.afterStartup( Directory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secContextFactory.afterShutdown( Directory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